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style:font-size-asian="10pt" style:font-name-complex="Arial" style:font-size-complex="10pt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Calibri" fo:font-size="10pt" fo:language="en" fo:country="GB" style:font-size-asian="10pt" style:font-name-complex="Arial" style:font-size-complex="10pt"/>
    </style:style>
    <style:style style:name="P8" style:family="paragraph" style:parent-style-name="Standard">
      <style:text-properties style:font-name="Calibri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13" style:family="paragraph" style:parent-style-name="Table_20_Contents">
      <style:text-properties style:font-name="Calibri" fo:font-size="10pt" style:font-size-asian="10pt" style:font-size-complex="10pt"/>
    </style:style>
    <style:style style:name="P14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16" style:family="paragraph" style:parent-style-name="Text_20_body">
      <style:text-properties style:font-name="Calibri" fo:font-size="10pt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style:font-name-complex="Ari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P10">Our ref <text:s/><text:placeholder text:placeholder-type="text">&lt;data['form']['file_refrence_no']&gt;</text:placeholder> / <text:placeholder text:placeholder-type="text">&lt;data['form']['id']&gt;</text:placeholder><text:tab/><text:tab/><text:tab/><text:tab/></text:p>
      <text:p text:style-name="P11"><text:placeholder text:placeholder-type="text">&lt;time&gt;</text:placeholder></text:p>
      <text:p text:style-name="P5"><text:span text:style-name="T3"><text:placeholder text:placeholder-type="text">&lt;data['form']['title']&gt;</text:placeholder></text:span><text:span text:style-name="T3"> </text:span><text:span text:style-name="T3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1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3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1">relatorio:///for</text:span></text:a></text:p>
          </table:table-cell>
        </table:table-row>
      </table:table>
      <text:p text:style-name="P1"/>
      <text:p text:style-name="P7"><text:placeholder text:placeholder-type="text">&lt;data['form']['title_last_name']&gt;</text:placeholder></text:p>
      <text:p text:style-name="P3"/>
      <text:p text:style-name="P3">You have requested a Driving Assessment and this is to confirm that your appointment has been made for:</text:p>
      <text:p text:style-name="P3"/>
      <text:p text:style-name="P6"><text:span text:style-name="T2"><text:placeholder text:placeholder-type="text">&lt;data['form']['apmt_start_date']&gt;</text:placeholder></text:span><text:span text:style-name="T5"> at </text:span><text:span text:style-name="T2"><text:placeholder text:placeholder-type="text">&lt;data['form']['apmt_start_time']&gt;</text:placeholder></text:span></text:p>
      <text:p text:style-name="P2"/>
      <text:p text:style-name="P4">at our satellite Centre at :</text:p>
      <text:p text:style-name="P4"/>
      <text:p text:style-name="P9">Weston Village Hall, Weston, Spalding PE12 6HU</text:p>
      <text:p text:style-name="P1"/>
      <text:p text:style-name="P3">It is anticipated that you will need to allow approximately 2½ hours for the assessment and there is a waiting/ refreshment area available for you and the person(s) accompanying you. <text:s/></text:p>
      <text:p text:style-name="P3"/>
      <text:p text:style-name="P5"><text:span text:style-name="T3">Please complete the enclosed questionnaire and VAT exemption form and return it to us( </text:span><text:span text:style-name="T5">AT THETFORD)</text:span><text:span text:style-name="T3">, as soon as possible, together with your fee of £90 (made payable to EAD) to confirm your acceptance of the appointment. If you do not complete the VAT form the fee will be £108.00.</text:span></text:p>
      <text:p text:style-name="P3"/>
      <text:p text:style-name="P3">If cancellation is necessary please note that the full fee will be charged unless 5 working days notice is given, or medical evidence of your inability to attend is provided.</text:p>
      <text:p text:style-name="P3"/>
      <text:p text:style-name="P3">When you attend:</text:p>
      <text:p text:style-name="P3"/>
      <text:p text:style-name="P12">1 <text:s text:c="2"/>Please ensure you bring your Driving Licence with you. If you do not have a valid licence in your possession please advise us as soon as possible.</text:p>
      <text:p text:style-name="P8"/>
      <text:p text:style-name="P12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12"/>
      <text:p text:style-name="P3">We look forward to seeing you and hope that we are able to help you overcome your mobility problems. <text:s/>If you have any queries about any aspect of the assessment, please do not hesitate to contact me.</text:p>
      <text:p text:style-name="P3"/>
      <text:p text:style-name="P16">If on the day of the assessment you need to contact us for directions or to say you will be late arriving please call us on <text:span text:style-name="T4">0792 2653 325.</text:span></text:p>
      <text:p text:style-name="P3"/>
      <text:p text:style-name="P3">Yours sincerely</text:p>
      <text:p text:style-name="P3"/>
      <text:p text:style-name="P3"/>
      <text:p text:style-name="P3"/>
      <text:p text:style-name="P3"/>
      <text:p text:style-name="P3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4992in" fo:margin-left="0.9161in" fo:margin-right="0.916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1-01-31T14:03:00</meta:creation-date>
    <dc:date>2015-02-19T23:22:29.19</dc:date>
    <meta:editing-cycles>10</meta:editing-cycles>
    <meta:editing-duration>PT03H23M16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1" meta:word-count="309" meta:character-count="1934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